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4cm" fo:min-width="0.89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3" style:family="graphic" style:parent-style-name="standard">
      <style:graphic-properties draw:textarea-horizontal-align="justify" draw:textarea-vertical-align="middle" draw:auto-grow-height="false" fo:min-height="8.132cm" fo:min-width="3.018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0.516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478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0.512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objectwithoutfill">
      <style:graphic-properties svg:stroke-color="#000000" draw:marker-start="Square" draw:marker-start-width="0.152cm" draw:marker-start-center="true" draw:marker-end="Symmetric_20_Arrow" draw:marker-end-width="0.203cm" draw:fill="none" draw:textarea-vertical-align="middle"/>
    </style:style>
    <style:style style:name="gr11" style:family="graphic" style:parent-style-name="objectwithoutfill">
      <style:graphic-properties svg:stroke-color="#000000" draw:marker-start="" draw:marker-start-width="0.3cm" draw:marker-end="Rounded_20_short_20_Arrow" draw:marker-end-width="0.20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092cm" fo:min-width="1.532cm"/>
    </style:style>
    <style:style style:name="gr13" style:family="graphic" style:parent-style-name="standard">
      <style:graphic-properties svg:stroke-color="#000000" draw:marker-start="Square" draw:marker-start-width="0.152cm" draw:marker-start-center="true" draw:marker-end="Rounded_20_short_20_Arrow" draw:marker-end-width="0.203cm" draw:textarea-vertical-align="middle"/>
    </style:style>
    <style:style style:name="gr14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15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2.04cm"/>
    </style:style>
    <style:style style:name="gr16" style:family="graphic" style:parent-style-name="objectwithoutfill">
      <style:graphic-properties draw:stroke="dash" draw:stroke-dash="Dashed_20__28_var_29_" svg:stroke-color="#000000" draw:marker-end="" draw:fill="none" draw:textarea-vertical-align="middle"/>
    </style:style>
    <style:style style:name="gr17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0.93cm"/>
    </style:style>
    <style:style style:name="gr18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1.02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512cm"/>
    </style:style>
    <style:style style:name="gr21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P3" style:family="paragraph">
      <style:paragraph-properties fo:text-align="center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4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P6" style:family="paragraph">
      <loext:graphic-properties draw:fill="none" draw:fill-color="#ffffff"/>
      <style:paragraph-properties fo:text-align="center"/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P7" style:family="paragraph">
      <loext:graphic-properties draw:fill="none" draw:fill-color="#ffffff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2" style:family="paragraph">
      <style:paragraph-properties fo:text-align="center"/>
      <style:text-properties fo:font-size="24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T1" style:family="text">
      <style:text-properties fo:font-size="18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T2" style:family="text"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style:font-size-asian="18pt" style:font-size-complex="18pt"/>
    </style:style>
    <style:style style:name="T7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032cm" svg:height="0.762cm" draw:transform="rotate (1.5707963267949) translate (9.382cm 12.336cm)">
          <draw:glue-point draw:id="8" svg:x="-5cm" svg:y="2.5cm"/>
          <draw:glue-point draw:id="9" svg:x="-5cm" svg:y="-2.5cm"/>
          <text:p text:style-name="P1"><text:span text:style-name="T1">+</text:span></text:p>
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xml:id="id2" draw:id="id2" draw:layer="layout" svg:width="2.032cm" svg:height="0.762cm" svg:x="5.564cm" svg:y="8.78cm">
          <text:p text:style-name="P1"><text:span text:style-name="T2">stack</text:span></text:p>
          <text:p text:style-name="P1"><text:span text:style-name="T2">wr 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3.518cm" svg:height="8.382cm" svg:x="13.23cm" svg:y="10.304cm">
          <text:p text:style-name="P1"><text:span text:style-name="T3">Simple</text:span></text:p>
          <text:p text:style-name="P1"><text:span text:style-name="T3">dual port</text:span></text:p>
          <text:p text:style-name="P1"><text:span text:style-name="T3">ra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2.286cm" svg:x="12.214cm" svg:y="10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2.286cm" svg:x="12.214cm" svg:y="16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0.978cm" svg:height="0.762cm" svg:x="13.23cm" svg:y="9.542cm">
          <text:p text:style-name="P1"><text:span text:style-name="T4">w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2.54cm" svg:height="0.762cm" svg:x="14.208cm" svg:y="9.542cm">
          <text:p text:style-name="P1"><text:span text:style-name="T4">din</text:span></text:p>
          <draw:enhanced-geometry svg:viewBox="0 0 21600 21600" draw:type="rectangle" draw:enhanced-path="M 0 0 L 21600 0 21600 21600 0 21600 0 0 Z N"/>
        </draw:custom-shape>
        <draw:frame draw:style-name="gr8" draw:text-style-name="P6" xml:id="id4" draw:id="id4" draw:layer="layout" svg:width="2.032cm" svg:height="0.962cm" draw:transform="rotate (-1.5707963267949) translate (13.176cm 10.304cm)">
          <draw:text-box>
            <text:p text:style-name="P1"><text:span text:style-name="T4">wr addr </text:span></text:p>
          </draw:text-box>
        </draw:frame>
        <draw:frame draw:style-name="gr8" draw:text-style-name="P6" xml:id="id8" draw:id="id8" draw:layer="layout" svg:width="2.036cm" svg:height="0.962cm" draw:transform="rotate (-1.5707963267949) translate (13.176cm 16.654cm)">
          <draw:text-box>
            <text:p text:style-name="P1"><text:span text:style-name="T4">rd addr </text:span></text:p>
          </draw:text-box>
        </draw:frame>
        <draw:custom-shape draw:style-name="gr2" draw:text-style-name="P3" xml:id="id7" draw:id="id7" draw:layer="layout" svg:width="2.032cm" svg:height="0.762cm" svg:x="5.551cm" svg:y="19.68cm">
          <text:p text:style-name="P1"><text:span text:style-name="T2">stack</text:span></text:p>
          <text:p text:style-name="P1"><text:span text:style-name="T2">rd addr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216cm" svg:height="0.645cm" svg:x="9.015cm" svg:y="16.629cm">
          <draw:text-box>
            <text:p><text:span text:style-name="T2"><text:s/></text:span><text:span text:style-name="T2">en</text:span></text:p>
          </draw:text-box>
        </draw:frame>
        <draw:connector draw:style-name="gr10" draw:text-style-name="P8" draw:layer="layout" svg:x1="11.179cm" svg:y1="11.32cm" svg:x2="6.58cm" svg:y2="8.78cm" draw:start-shape="id1" draw:start-glue-point="0" draw:end-shape="id2" draw:end-glue-point="0" svg:d="M11179 11320v-3066h-4599v526" svg:viewBox="0 0 4600 3067">
          <text:p/>
        </draw:connector>
        <draw:connector draw:style-name="gr11" draw:text-style-name="P8" xml:id="id1" draw:id="id1" draw:layer="layout" svg:x1="10.144cm" svg:y1="11.32cm" svg:x2="12.214cm" svg:y2="11.32cm" draw:start-shape="id3" draw:start-glue-point="5" draw:end-shape="id4" draw:end-glue-point="2" svg:d="M10144 11320h2070" svg:viewBox="0 0 2071 1">
          <text:p/>
        </draw:connector>
        <draw:custom-shape draw:style-name="gr12" draw:text-style-name="P4" xml:id="id5" draw:id="id5" draw:layer="layout" svg:width="2.032cm" svg:height="1.342cm" svg:x="5.564cm" svg:y="13.28cm">
          <text:p text:style-name="P1"><text:span text:style-name="T3">!= 0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6.58cm" svg:y1="9.542cm" svg:x2="6.58cm" svg:y2="13.28cm" draw:start-shape="id2" draw:start-glue-point="2" draw:end-shape="id5" draw:end-glue-point="0" svg:d="M6580 9542v3738" svg:viewBox="0 0 1 3739">
          <text:p/>
        </draw:connector>
        <draw:line draw:style-name="gr13" draw:text-style-name="P1" draw:layer="layout" svg:x1="6.58cm" svg:y1="10.812cm" svg:x2="9.382cm" svg:y2="10.812cm">
          <text:p/>
        </draw:line>
        <draw:connector draw:style-name="gr11" draw:text-style-name="P8" draw:layer="layout" svg:x1="7.596cm" svg:y1="13.951cm" svg:x2="9.51cm" svg:y2="16.791cm" draw:start-shape="id5" draw:start-glue-point="1" draw:end-shape="id6" draw:end-glue-point="4" svg:d="M7596 13951h1914v2840" svg:viewBox="0 0 1915 2841">
          <text:p/>
        </draw:connector>
        <draw:custom-shape draw:style-name="gr1" draw:text-style-name="P2" xml:id="id6" draw:id="id6" draw:layer="layout" svg:width="2.032cm" svg:height="0.762cm" draw:transform="rotate (1.5707963267949) translate (9.129cm 18.686cm)">
          <draw:glue-point draw:id="8" svg:x="-5cm" svg:y="-2.5cm"/>
          <draw:glue-point draw:id="9" svg:x="-5cm" svg:y="2.5cm"/>
          <text:p text:style-name="P1"><text:span text:style-name="T1">+</text:span></text:p>
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8" draw:layer="layout" svg:x1="6.567cm" svg:y1="19.68cm" svg:x2="9.129cm" svg:y2="18.178cm" draw:start-shape="id7" draw:start-glue-point="0" draw:end-shape="id6" draw:end-glue-point="9" svg:d="M6567 19680v-1502h2562" svg:viewBox="0 0 2563 1503">
          <text:p/>
        </draw:connector>
        <draw:connector draw:style-name="gr14" draw:text-style-name="P8" draw:layer="layout" draw:type="line" svg:x1="9.891cm" svg:y1="17.67cm" svg:x2="12.214cm" svg:y2="17.672cm" draw:start-shape="id6" draw:start-glue-point="5" draw:end-shape="id8" draw:end-glue-point="2" svg:d="M9891 17670l2323 2" svg:viewBox="0 0 2324 3">
          <text:p/>
        </draw:connector>
        <draw:custom-shape draw:style-name="gr15" draw:text-style-name="P9" xml:id="id9" draw:id="id9" draw:layer="layout" svg:width="2.54cm" svg:height="1.016cm" svg:x="2.524cm" svg:y="4.462cm">
          <text:p text:style-name="P1"><text:span text:style-name="T5">delta</text:span></text:p>
          <text:p text:style-name="P1"><text:span text:style-name="T5">(input)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.508cm" svg:y1="6.494cm" svg:x2="20.304cm" svg:y2="6.494cm">
          <text:p/>
        </draw:line>
        <draw:connector draw:style-name="gr11" draw:text-style-name="P8" draw:layer="layout" svg:x1="3.794cm" svg:y1="5.478cm" svg:x2="9.129cm" svg:y2="17.162cm" draw:start-shape="id9" draw:start-glue-point="2" draw:end-shape="id6" draw:end-glue-point="8" svg:d="M3794 5478v11684h5335" svg:viewBox="0 0 5336 11685">
          <text:p/>
        </draw:connector>
        <draw:line draw:style-name="gr13" draw:text-style-name="P1" draw:layer="layout" svg:x1="3.794cm" svg:y1="11.828cm" svg:x2="9.344cm" svg:y2="11.812cm">
          <text:p/>
        </draw:line>
        <draw:custom-shape draw:style-name="gr17" draw:text-style-name="P9" xml:id="id10" draw:id="id10" draw:layer="layout" svg:width="1.43cm" svg:height="1.016cm" svg:x="13.032cm" svg:y="4.462cm">
          <text:p text:style-name="P1"><text:span text:style-name="T5">we</text:span></text:p>
          <text:p text:style-name="P1"><text:span text:style-name="T5">(input)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2" draw:id="id12" draw:layer="layout" svg:width="1.524cm" svg:height="1.016cm" svg:x="14.716cm" svg:y="4.462cm">
          <text:p text:style-name="P1"><text:span text:style-name="T5">wd</text:span></text:p>
          <text:p text:style-name="P1"><text:span text:style-name="T5">(input)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draw:type="line" svg:x1="13.747cm" svg:y1="5.478cm" svg:x2="13.719cm" svg:y2="9.542cm" draw:start-shape="id10" draw:start-glue-point="2" draw:end-shape="id11" draw:end-glue-point="0" svg:d="M13747 5478l-28 4064" svg:viewBox="0 0 29 4065">
          <text:p/>
        </draw:connector>
        <draw:connector draw:style-name="gr19" draw:text-style-name="P8" draw:layer="layout" draw:type="line" svg:x1="15.478cm" svg:y1="5.478cm" svg:x2="15.478cm" svg:y2="9.542cm" draw:start-shape="id12" draw:start-glue-point="2" draw:end-shape="id13" draw:end-glue-point="0" svg:d="M15478 5478v4064" svg:viewBox="0 0 1 4065">
          <text:p/>
        </draw:connector>
        <draw:custom-shape draw:style-name="gr18" draw:text-style-name="P9" xml:id="id15" draw:id="id15" draw:layer="layout" svg:width="1.524cm" svg:height="1.016cm" svg:x="17.216cm" svg:y="4.462cm">
          <text:p text:style-name="P1"><text:span text:style-name="T5">rd</text:span></text:p>
          <text:p text:style-name="P1"><text:span text:style-name="T5">(output)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line-skew="0.998cm" svg:x1="14.989cm" svg:y1="18.686cm" svg:x2="17.978cm" svg:y2="5.478cm" draw:start-shape="id14" draw:start-glue-point="2" draw:end-shape="id15" draw:end-glue-point="2" svg:d="M14989 18686v1524h2989v-14732" svg:viewBox="0 0 2990 14733">
          <text:p/>
        </draw:connector>
        <draw:frame draw:style-name="gr20" draw:text-style-name="P11" draw:layer="layout" svg:width="3.556cm" svg:height="0.762cm" svg:x="13.23cm" svg:y="17.928cm">
          <draw:text-box>
            <text:p text:style-name="P10"><text:span text:style-name="T6">dout</text:span></text:p>
          </draw:text-box>
        </draw:frame>
        <draw:frame draw:style-name="gr21" draw:text-style-name="P13" draw:layer="layout" svg:width="7.366cm" svg:height="1.524cm" svg:x="5.826cm" svg:y="1.762cm">
          <draw:text-box>
            <text:p text:style-name="P12"><text:span text:style-name="T7">FORTH St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="Rounded_20_short_20_Arrow" draw:marker-end-width="0.203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051cm" svg:stroke-color="#000000" draw:marker-start-width="0.559cm" draw:marker-start-center="true" draw:marker-end-width="0.051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20:44:41.328000000</meta:creation-date>
    <meta:editing-cycles>7</meta:editing-cycles>
    <meta:editing-duration>PT2H43M56S</meta:editing-duration>
    <dc:date>2019-10-22T17:48:42.217000000</dc:date>
    <meta:generator>LibreOffice/6.2.7.1$Windows_X86_64 LibreOffice_project/23edc44b61b830b7d749943e020e96f5a7df63bf</meta:generator>
    <meta:document-statistic meta:object-count="32"/>
  </office:meta>
</office:document-meta>
</file>